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beta test release, version 1.1.9</text:p>
      <text:p text:style-name="P2">©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478728214"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976571141"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897851243"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511021983"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798715404"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9, the built-in version will be hidden (to avoid confusion). If you uninstall version 1.1.9,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437383927"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2030156535"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59587624"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847438975"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48242379" text:style-name="L10">
        <text:list-item>
          <text:p text:style-name="P21">Unzip <text:span text:style-name="Source_20_Text">writer2latex119bet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900130251" text:style-name="L11">
        <text:list-item>
          <text:p text:style-name="P22">Unzip <text:span text:style-name="Source_20_Text">writer2latex119bet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67063466"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107541468"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013597927"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2121986540"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800282323"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319798025"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124291427"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756225214"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5</text:page-number></text:p>
      </style:header>
      <style:header-left>
        <text:p text:style-name="Header">Page <text:page-number text:select-page="current">45</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2-03-05T16:21:55</dc:date>
    <meta:print-date>2004-06-29T10:09:33</meta:print-date>
    <dc:language>en-US</dc:language>
    <meta:editing-cycles>323</meta:editing-cycles>
    <meta:editing-duration>PT41H37M12S</meta:editing-duration>
    <meta:document-statistic meta:table-count="24" meta:image-count="1" meta:object-count="0" meta:page-count="45" meta:paragraph-count="1078" meta:word-count="12823" meta:character-count="84275"/>
    <meta:user-defined meta:name="Info 1"/>
    <meta:user-defined meta:name="Info 2"/>
    <meta:user-defined meta:name="Info 3"/>
    <meta:user-defined meta:name="Info 4"/>
  </office:meta>
</office:document-meta>
</file>